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400000222FF61301FEAE8AEBA.png" manifest:media-type="image/png"/>
  <manifest:file-entry manifest:full-path="Pictures/10000201000003350000019B1E967265FA0C21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de" fo:country="DE" fo:font-weight="bold" officeooo:rsid="0008c74a" officeooo:paragraph-rsid="0008c74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e74fa" officeooo:paragraph-rsid="000e74f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fbb3e" officeooo:paragraph-rsid="000fbb3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707e3" officeooo:paragraph-rsid="001707e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907b0" officeooo:paragraph-rsid="001907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language="de" fo:country="DE" fo:font-weight="bold" officeooo:rsid="0008c74a" officeooo:paragraph-rsid="0008c74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de" fo:country="DE" fo:font-weight="bold" officeooo:rsid="000e74fa" officeooo:paragraph-rsid="000e74f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de" fo:country="DE" fo:font-weight="bold" officeooo:rsid="000f25e4" officeooo:paragraph-rsid="000f25e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de" fo:country="DE" fo:font-weight="bold" officeooo:rsid="000e74fa" officeooo:paragraph-rsid="000e74f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de" fo:country="DE" fo:font-weight="bold" officeooo:rsid="000e74fa" officeooo:paragraph-rsid="0008c74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de" fo:country="DE" fo:font-weight="bold" officeooo:rsid="001caea6" officeooo:paragraph-rsid="000e74f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de" fo:country="DE" fo:font-weight="bold" officeooo:rsid="001caea6" officeooo:paragraph-rsid="001caea6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10e848" officeooo:paragraph-rsid="0010e848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1457f5" officeooo:paragraph-rsid="001457f5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149dc0" officeooo:paragraph-rsid="00149dc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officeooo:rsid="0015fd5c" officeooo:paragraph-rsid="0015fd5c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officeooo:rsid="001707e3" officeooo:paragraph-rsid="001707e3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language="de" fo:country="DE" fo:font-weight="normal" officeooo:rsid="001907b0" officeooo:paragraph-rsid="001907b0" style:font-size-asian="10.5pt" style:font-weight-asian="normal" style:font-size-complex="12pt" style:font-weight-complex="normal"/>
    </style:style>
    <style:style style:name="P19" style:family="paragraph" style:parent-style-name="Header">
      <style:text-properties officeooo:rsid="001c8320" officeooo:paragraph-rsid="001c8320"/>
    </style:style>
    <style:style style:name="T1" style:family="text">
      <style:text-properties officeooo:rsid="0010e848"/>
    </style:style>
    <style:style style:name="T2" style:family="text">
      <style:text-properties officeooo:rsid="0011ef5c"/>
    </style:style>
    <style:style style:name="T3" style:family="text">
      <style:text-properties officeooo:rsid="001a73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bentwurf</text:p>
      <text:p text:style-name="P10"/>
      <text:p text:style-name="P12">Component Diagram</text:p>
      <text:p text:style-name="P7"/>
      <text:p text:style-name="P11"><draw:frame draw:style-name="fr1" draw:name="Image1" text:anchor-type="paragraph" svg:width="6.9252in" svg:height="3.4665in" draw:z-index="0"><draw:image xlink:href="Pictures/10000201000003350000019B1E967265FA0C21EF.png" xlink:type="simple" xlink:show="embed" xlink:actuate="onLoad" loext:mime-type="image/png"/></draw:frame></text:p>
      <text:p text:style-name="P12"/>
      <text:p text:style-name="P12"><draw:frame draw:style-name="fr2" draw:name="Image2" text:anchor-type="paragraph" svg:x="0.2646in" svg:y="0.5063in" svg:width="6.2772in" svg:height="4.5335in" draw:z-index="1"><draw:image xlink:href="Pictures/10000201000002F400000222FF61301FEAE8AEBA.png" xlink:type="simple" xlink:show="embed" xlink:actuate="onLoad" loext:mime-type="image/png"/></draw:frame>Deploymen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8320" officeooo:paragraph-rsid="001c8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kas Schmidt<text:tab/>4AH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04:20.264172590</meta:creation-date>
    <dc:date>2019-02-12T16:13:56.845537760</dc:date>
    <meta:editing-duration>PT3H18M26S</meta:editing-duration>
    <meta:editing-cycles>16</meta:editing-cycles>
    <meta:generator>LibreOffice/6.0.7.3.0$Linux_X86_64 LibreOffice_project/00m0$Build-3</meta:generator>
    <meta:document-statistic meta:table-count="0" meta:image-count="2" meta:object-count="0" meta:page-count="1" meta:paragraph-count="4" meta:word-count="8" meta:character-count="65" meta:non-whitespace-character-count="61"/>
  </office:meta>
</office:document-meta>
</file>